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G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13"/>
        <table:table-column table:style-name="co2" table:default-cell-style-name="ce24"/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column table:style-name="co1" table:default-cell-style-name="ce34"/>
        <table:table-column table:style-name="co1" table:number-columns-repeated="3" table:default-cell-style-name="ce13"/>
        <table:table-column table:style-name="co1" table:number-columns-repeated="8" table:default-cell-style-name="Default"/>
        <table:table-row table:style-name="ro2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table:number-columns-repeated="7"/>
        </table:table-row>
        <table:table-row table:style-name="ro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style-name="ce2" table:number-columns-repeated="3"/>
          <table:table-cell table:style-name="ce34" table:content-validation-name="val3"/>
          <table:table-cell table:number-columns-repeated="7"/>
        </table:table-row>
        <table:table-row table:style-name="ro2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2">
          <table:table-cell table:style-name="ce6" table:number-columns-repeated="3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number-columns-repeated="3"/>
          <table:table-cell table:style-name="ce34" table:content-validation-name="val3"/>
          <table:table-cell table:number-columns-repeated="7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3.38" calcext:value-type="float">
            <text:p>3.38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4.2" calcext:value-type="float">
            <text:p>4.2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4.71" calcext:value-type="float">
            <text:p>4.71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3.47" calcext:value-type="float">
            <text:p>3.47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4.92" calcext:value-type="float">
            <text:p>4.92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4.57" calcext:value-type="float">
            <text:p>4.57</text:p>
          </table:table-cell>
          <table:table-cell table:style-name="ce10"/>
          <table:table-cell table:style-name="ce14" table:content-validation-name="val5"/>
          <table:table-cell table:style-name="ce10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6.47" calcext:value-type="float">
            <text:p>6.47</text:p>
          </table:table-cell>
          <table:table-cell table:style-name="ce10"/>
          <table:table-cell table:style-name="ce14" table:content-validation-name="val5"/>
          <table:table-cell table:style-name="ce10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5.81" calcext:value-type="float">
            <text:p>5.81</text:p>
          </table:table-cell>
          <table:table-cell table:style-name="ce10"/>
          <table:table-cell table:style-name="ce14" table:content-validation-name="val5"/>
          <table:table-cell table:style-name="ce10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7.57" calcext:value-type="float">
            <text:p>7.57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4.94" calcext:value-type="float">
            <text:p>4.94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2"/>
          <table:table-cell table:style-name="ce10"/>
          <table:table-cell table:style-name="ce10" office:value-type="float" office:value="4.81" calcext:value-type="float">
            <text:p>4.81</text:p>
          </table:table-cell>
          <table:table-cell table:style-name="ce10"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6.36" calcext:value-type="float">
            <text:p>6.36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4.23" calcext:value-type="float">
            <text:p>4.23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4.01" calcext:value-type="float">
            <text:p>4.01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5.36" calcext:value-type="float">
            <text:p>5.36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3.09" calcext:value-type="float">
            <text:p>3.09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3.11" calcext:value-type="float">
            <text:p>3.11</text:p>
          </table:table-cell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2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3.85" calcext:value-type="float">
            <text:p>3.85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2.83" calcext:value-type="float">
            <text:p>2.83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2.12" calcext:value-type="float">
            <text:p>2.1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4.59" calcext:value-type="float">
            <text:p>4.5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3.08" calcext:value-type="float">
            <text:p>3.0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4.69" calcext:value-type="float">
            <text:p>4.6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2.98" calcext:value-type="float">
            <text:p>2.9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5.74" calcext:value-type="float">
            <text:p>5.7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3"/>
          <table:table-cell table:number-columns-repeated="3"/>
          <table:table-cell office:value-type="float" office:value="3.38" calcext:value-type="float">
            <text:p>3.3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2.57" calcext:value-type="float">
            <text:p>2.57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3.48" calcext:value-type="float">
            <text:p>3.4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7.32" calcext:value-type="float">
            <text:p>7.3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2.39" calcext:value-type="float">
            <text:p>2.3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3.32" calcext:value-type="float">
            <text:p>3.3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1.03" calcext:value-type="float">
            <text:p>1.03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5.43" calcext:value-type="float">
            <text:p>5.43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3.16" calcext:value-type="float">
            <text:p>3.16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11.24" calcext:value-type="float">
            <text:p>11.2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11.11" calcext:value-type="float">
            <text:p>11.1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3"/>
          <table:table-cell table:style-name="ce34" table:content-validation-name="val4"/>
          <table:table-cell table:number-columns-repeated="3"/>
          <table:table-cell office:value-type="float" office:value="3.18" calcext:value-type="float">
            <text:p>3.1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7"/>
          <table:table-cell office:value-type="float" office:value="5.79" calcext:value-type="float">
            <text:p>5.7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7"/>
          <table:table-cell office:value-type="float" office:value="14.48" calcext:value-type="float">
            <text:p>14.4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7"/>
          <table:table-cell office:value-type="float" office:value="5.13" calcext:value-type="float">
            <text:p>5.13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number-columns-repeated="7"/>
          <table:table-cell office:value-type="float" office:value="5.35" calcext:value-type="float">
            <text:p>5.35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ce2" table:number-columns-repeated="3"/>
          <table:table-cell table:number-columns-repeated="4"/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ce2" table:number-columns-repeated="3"/>
          <table:table-cell table:number-columns-repeated="4"/>
          <table:table-cell office:value-type="float" office:value="7.29" calcext:value-type="float">
            <text:p>7.2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2.41" calcext:value-type="float">
            <text:p>2.4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2.51" calcext:value-type="float">
            <text:p>2.5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2.08" calcext:value-type="float">
            <text:p>12.0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7.11" calcext:value-type="float">
            <text:p>7.1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2.86" calcext:value-type="float">
            <text:p>2.86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72" calcext:value-type="float">
            <text:p>1.7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79" calcext:value-type="float">
            <text:p>1.7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7.19" calcext:value-type="float">
            <text:p>7.1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5.28" calcext:value-type="float">
            <text:p>5.2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8.14" calcext:value-type="float">
            <text:p>8.1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6.84" calcext:value-type="float">
            <text:p>6.8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2.26" calcext:value-type="float">
            <text:p>2.26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3.41" calcext:value-type="float">
            <text:p>3.4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8.49" calcext:value-type="float">
            <text:p>8.4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9.53" calcext:value-type="float">
            <text:p>9.53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5.32" calcext:value-type="float">
            <text:p>15.3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0.45" calcext:value-type="float">
            <text:p>10.45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3.77" calcext:value-type="float">
            <text:p>13.77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7.45" calcext:value-type="float">
            <text:p>7.45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2.54" calcext:value-type="float">
            <text:p>2.5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31" calcext:value-type="float">
            <text:p>1.3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98" calcext:value-type="float">
            <text:p>1.98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3.38" calcext:value-type="float">
            <text:p>3.38</text:p>
          </table:table-cell>
          <table:table-cell table:number-columns-repeated="3"/>
        </table:table-row>
        <table:table-row table:style-name="ro2">
          <table:table-cell table:style-name="ce16"/>
          <table:table-cell table:number-columns-repeated="5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71" calcext:value-type="float">
            <text:p>1.7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2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4"/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2" table:number-rows-repeated="8">
          <table:table-cell table:number-columns-repeated="6"/>
          <table:table-cell table:content-validation-name="val1"/>
          <table:table-cell table:content-validation-name="val2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8"/>
        </table:table-row>
        <table:table-row table:style-name="ro2">
          <table:table-cell table:number-columns-repeated="5"/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26"/>
          <table:table-cell/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26"/>
          <table:table-cell/>
          <table:table-cell table:style-name="ce2"/>
          <table:table-cell table:style-name="Default" table:number-columns-repeated="5"/>
          <table:table-cell table:number-columns-repeated="8"/>
        </table:table-row>
      </table:table>
      <table:table table:name="Sheet2" table:style-name="ta1">
        <table:table-column table:style-name="co1" table:number-columns-repeated="3" table:default-cell-style-name="ce13"/>
        <table:table-row table:style-name="ro3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3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3">
          <table:table-cell table:style-name="ce16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3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3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3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3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3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3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3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3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3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3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3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H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0:33:05.48063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MacOSX_AARCH64 LibreOffice_project/e1cf4a87eb02d755bce1a01209907ea5ddc8f069</meta:generator>
    <dc:date>2025-08-28T10:35:50.619843000</dc:date>
    <meta:editing-duration>P1DT2H10M15S</meta:editing-duration>
    <meta:editing-cycles>415</meta:editing-cycles>
    <meta:document-statistic meta:table-count="2" meta:cell-count="148" meta:object-count="0"/>
  </office:meta>
</office:document-meta>
</file>